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pitch="variable"/>
    <style:font-face style:name="Cantarell" svg:font-family="Cantarell" style:font-pitch="variable"/>
    <style:font-face style:name="Charter" svg:font-family="Charter" style:font-pitch="variable"/>
    <style:font-face style:name="FreeSerif" svg:font-family="FreeSerif" style:font-adornments="Mittel" style:font-family-generic="roman"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office:font-face-decls>
  <office:automatic-styles>
    <style:style style:name="P1" style:family="paragraph" style:parent-style-name="Heading"/>
    <style:style style:name="P2" style:family="paragraph" style:parent-style-name="Standard" style:list-style-name="L1"/>
    <style:style style:name="T1" style:family="text">
      <style:text-properties officeooo:rsid="00110867"/>
    </style:style>
    <style:style style:name="T2" style:family="text">
      <style:text-properties fo:font-size="10pt" officeooo:rsid="00110867"/>
    </style:style>
    <style:style style:name="T3" style:family="text">
      <style:text-properties officeooo:rsid="0011cbc3"/>
    </style:style>
    <text:list-style style:name="L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gredients</text:h>
      <text:p text:style-name="Standard">1 pound dried pasta</text:p>
      <text:p text:style-name="Standard">1 small clove garlic</text:p>
      <text:p text:style-name="Standard">¼ cup pine nuts</text:p>
      <text:p text:style-name="Standard">3 cups loosely packed fresh basil leaves, washed</text:p>
      <text:p text:style-name="Standard">salt and pepper</text:p>
      <text:p text:style-name="Standard">2/3 cup plus 1 tablespoon extra-virgin olive oil</text:p>
      <text:p text:style-name="Standard">¼ cup grated Parmesan</text:p>
      <text:h text:style-name="Heading_20_2" text:outline-level="2">Method</text:h>
      <text:list xml:id="list3922543229" text:style-name="L1">
        <text:list-item>
          <text:p text:style-name="P2">Cook the pasta according to the package directions.</text:p>
        </text:list-item>
        <text:list-item>
          <text:p text:style-name="P2">Place the garlic, pine nuts, basil, ½ teaspoon salt, and ¼ pepper in the bowl of a food processor and pulse to combine. </text:p>
        </text:list-item>
        <text:list-item>
          <text:p text:style-name="P2">While the machine is running, drizzle in the oil through the feed tube, stopping occasionally to scrape down the sides. </text:p>
        </text:list-item>
        <text:list-item>
          <text:p text:style-name="P2">Transfer to a bowl and stir in the Parmesan.</text:p>
        </text:list-item>
        <text:list-item>
          <text:p text:style-name="P2">Divide the pasta among bowls and spoon the pesto over the top.</text:p>
        </text:list-item>
      </text:list>
      <text:p text:style-name="Standard"/>
      <text:p text:style-name="Standard">Serves 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pitch="variable"/>
    <style:font-face style:name="Cantarell" svg:font-family="Cantarell" style:font-pitch="variable"/>
    <style:font-face style:name="Charter" svg:font-family="Charter" style:font-pitch="variable"/>
    <style:font-face style:name="FreeSerif" svg:font-family="FreeSerif" style:font-adornments="Mittel" style:font-family-generic="roman"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AU" style:font-name-asian="Bitstream Vera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font-name-asian="Bitstream Vera San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1"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ing"><text:bookmark-start text:name="__DdeLink__28_1043357707"/>Basil Pesto Pasta<text:bookmark-end text:name="__DdeLink__28_1043357707"/></text:p>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1$Linux_X86_64 LibreOffice_project/30$Build-1</meta:generator>
    <meta:creation-date>2016-03-05T13:07:57.418035602</meta:creation-date>
    <dc:language>en-AU</dc:language>
    <meta:editing-cycles>6</meta:editing-cycles>
    <meta:editing-duration>PT31M29S</meta:editing-duration>
    <meta:initial-creator>Frank Jung</meta:initial-creator>
    <dc:date>2022-02-18T23:22:34.204552965</dc:date>
    <dc:creator>Frank H</dc:creator>
    <meta:document-statistic meta:table-count="0" meta:image-count="0" meta:object-count="0" meta:page-count="1" meta:paragraph-count="16" meta:word-count="119" meta:character-count="635" meta:non-whitespace-character-count="535"/>
    <meta:user-defined meta:name="Info 1"/>
    <meta:user-defined meta:name="Info 2"/>
    <meta:user-defined meta:name="Info 3"/>
    <meta:user-defined meta:name="Info 4"/>
  </office:meta>
</office:document-meta>
</file>